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paragraph-rsid="000a053f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paragraph-properties fo:text-align="center" style:justify-single-word="false"/>
      <style:text-properties officeooo:rsid="000a053f" officeooo:paragraph-rsid="000a053f"/>
    </style:style>
    <style:style style:name="P4" style:family="paragraph" style:parent-style-name="Standard">
      <style:paragraph-properties fo:text-align="justify" style:justify-single-word="false"/>
      <style:text-properties officeooo:rsid="000a053f" officeooo:paragraph-rsid="000a053f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text-align="justify" style:justify-single-word="false"/>
      <style:text-properties officeooo:rsid="000a053f" officeooo:paragraph-rsid="000a053f"/>
    </style:style>
    <style:style style:name="P7" style:family="paragraph" style:parent-style-name="Text_20_body">
      <style:paragraph-properties fo:text-align="justify" style:justify-single-word="false"/>
      <style:text-properties officeooo:paragraph-rsid="000a053f"/>
    </style:style>
    <style:style style:name="T1" style:family="text">
      <style:text-properties officeooo:rsid="000a053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figuração do KeyCloak para autenticações locais</text:p>
      <text:p text:style-name="P3"/>
      <text:p text:style-name="P3"/>
      <text:p text:style-name="P4">Passo 1: Estrutura de pastas recomendada </text:p>
      <text:p text:style-name="P4"/>
      <text:p text:style-name="P4">C:\projetos\keycloak-local</text:p>
      <text:p text:style-name="P4"/>
      <text:p text:style-name="P4">C:\projetos\keycloak-local</text:p>
      <text:p text:style-name="P4">│ <text:s text:c="2"/>docker-compose.yml</text:p>
      <text:p text:style-name="P4">└───certs</text:p>
      <text:p text:style-name="P4"><text:s text:c="4"/>│ <text:s text:c="2"/>tls.crt <text:s text:c="6"/>--&gt; Certificado</text:p>
      <text:p text:style-name="P4"><text:s text:c="4"/>│ <text:s text:c="2"/>tls.key <text:s text:c="6"/>--&gt; Chave privada</text:p>
      <text:p text:style-name="P4"/>
      <text:p text:style-name="P4">Passo 2: Gerar os certificados (autoassinado para testes) </text:p>
      <text:p text:style-name="P4"/>
      <text:p text:style-name="P4">mkdir certs</text:p>
      <text:p text:style-name="P4">cd certs</text:p>
      <text:p text:style-name="P4"/>
      <text:p text:style-name="P4"># Gerar chave privada</text:p>
      <text:p text:style-name="P4">openssl genrsa -out tls.key 2048</text:p>
      <text:p text:style-name="P4"/>
      <text:p text:style-name="P4"># Gerar certificado</text:p>
      <text:p text:style-name="P4">openssl req -new -x509 -key tls.key -out tls.crt -days 365 -subj "/CN=localhost"</text:p>
      <text:p text:style-name="P4"/>
      <text:p text:style-name="P4">Passo 3: Arquivo <text:span text:style-name="Source_20_Text">docker-compose.yml</text:span> </text:p>
      <text:p text:style-name="P4"/>
      <text:p text:style-name="P4">version: '3.9'</text:p>
      <text:p text:style-name="P4"/>
      <text:p text:style-name="P4">services:</text:p>
      <text:p text:style-name="P4"><text:s text:c="2"/>postgres:</text:p>
      <text:p text:style-name="P4"><text:s text:c="4"/>image: postgres:16</text:p>
      <text:p text:style-name="P4"><text:s text:c="4"/>container_name: postgres-keycloak</text:p>
      <text:p text:style-name="P4"><text:s text:c="4"/>restart: unless-stopped</text:p>
      <text:p text:style-name="P4"><text:s text:c="4"/>environment:</text:p>
      <text:p text:style-name="P4"><text:s text:c="6"/>POSTGRES_DB: keycloak</text:p>
      <text:p text:style-name="P4"><text:s text:c="6"/>POSTGRES_USER: keycloak</text:p>
      <text:p text:style-name="P4"><text:s text:c="6"/>POSTGRES_PASSWORD: keycloak</text:p>
      <text:p text:style-name="P4"><text:s text:c="4"/>volumes:</text:p>
      <text:p text:style-name="P4"><text:s text:c="6"/>- ./postgres-data:/var/lib/postgresql/data</text:p>
      <text:p text:style-name="P4"><text:s text:c="4"/>ports:</text:p>
      <text:p text:style-name="P4"><text:s text:c="6"/>- "5432:5432"</text:p>
      <text:p text:style-name="P4"/>
      <text:p text:style-name="P4"><text:s text:c="2"/>keycloak:</text:p>
      <text:p text:style-name="P4"><text:s text:c="4"/>image: quay.io/keycloak/keycloak:latest</text:p>
      <text:p text:style-name="P4"><text:s text:c="4"/>container_name: keycloak</text:p>
      <text:p text:style-name="P4"><text:s text:c="4"/>depends_on:</text:p>
      <text:p text:style-name="P4"><text:s text:c="6"/>- postgres</text:p>
      <text:p text:style-name="P4"><text:s text:c="4"/>ports:</text:p>
      <text:p text:style-name="P4"><text:s text:c="6"/>- "8080:8080"</text:p>
      <text:p text:style-name="P4"><text:s text:c="6"/>- "8443:8443"</text:p>
      <text:p text:style-name="P4"><text:s text:c="4"/>volumes:</text:p>
      <text:p text:style-name="P4"><text:s text:c="6"/>- ./certs:/etc/x509/https</text:p>
      <text:p text:style-name="P4"><text:soft-page-break/><text:s text:c="4"/>environment:</text:p>
      <text:p text:style-name="P4"><text:s text:c="6"/>KC_DB: postgres</text:p>
      <text:p text:style-name="P4"><text:s text:c="6"/>KC_DB_URL: jdbc:postgresql://postgres:5432/keycloak</text:p>
      <text:p text:style-name="P4"><text:s text:c="6"/>KC_DB_USERNAME: keycloak</text:p>
      <text:p text:style-name="P4"><text:s text:c="6"/>KC_DB_PASSWORD: keycloak</text:p>
      <text:p text:style-name="P4"><text:s text:c="6"/>KC_HOSTNAME: localhost</text:p>
      <text:p text:style-name="P4"><text:s text:c="6"/>KEYCLOAK_ADMIN: admin</text:p>
      <text:p text:style-name="P4"><text:s text:c="6"/>KEYCLOAK_ADMIN_PASSWORD: admin</text:p>
      <text:p text:style-name="P4"><text:s text:c="6"/>KC_HTTPS_CERTIFICATE_FILE: /etc/x509/https/tls.crt</text:p>
      <text:p text:style-name="P4"><text:s text:c="6"/>KC_HTTPS_CERTIFICATE_KEY_FILE: /etc/x509/https/tls.key</text:p>
      <text:p text:style-name="P4"><text:s text:c="4"/>command: start --https-port=8443 –http-port=8080</text:p>
      <text:p text:style-name="P4"/>
      <text:p text:style-name="P6">Isso cria um servidor Keycloak rodando com:</text:p>
      <text:list text:style-name="L1">
        <text:list-item>
          <text:p text:style-name="P5">HTTPS na porta <text:span text:style-name="Strong_20_Emphasis">8443</text:span></text:p>
        </text:list-item>
        <text:list-item>
          <text:p text:style-name="P5">HTTP na porta <text:span text:style-name="Strong_20_Emphasis">8080</text:span> (opcional, pode remover se quiser só HTTPS)</text:p>
        </text:list-item>
        <text:list-item>
          <text:p text:style-name="P5">Admin user: <text:span text:style-name="Strong_20_Emphasis">admin/admin</text:span></text:p>
        </text:list-item>
        <text:list-item>
          <text:p text:style-name="P5">Hostname: <text:span text:style-name="Strong_20_Emphasis">localhost</text:span></text:p>
        </text:list-item>
      </text:list>
      <text:p text:style-name="P4">Passo 4: Rodar o Keycloak </text:p>
      <text:p text:style-name="P4"/>
      <text:p text:style-name="P4">docker compose up -d</text:p>
      <text:p text:style-name="P4"/>
      <text:p text:style-name="P4">docker ps</text:p>
      <text:p text:style-name="P4"/>
      <text:p text:style-name="P4">Acessar a interface Keycloak </text:p>
      <text:p text:style-name="P4"/>
      <text:p text:style-name="P7"><text:span text:style-name="T1">✅HTTPS:</text:span><text:a xlink:type="simple" xlink:href="https://localhost:8443/" office:target-frame-name="_new" xlink:show="replace" text:style-name="Internet_20_link" text:visited-style-name="Visited_20_Internet_20_Link"><text:span text:style-name="T1">https://localhost:8443</text:span></text:a><text:span text:style-name="T1"><text:line-break/>(Accept the self-signed certificate warning no navegador)</text:span></text:p>
      <text:p text:style-name="P7">✅HTTP:<text:a xlink:type="simple" xlink:href="http://localhost:8080/" office:target-frame-name="_new" xlink:show="replace" text:style-name="Internet_20_link" text:visited-style-name="Visited_20_Internet_20_Link">http://localhost:8080</text:a><text:line-break/>(Se você manteve a porta HTTP)</text:p>
      <text:p text:style-name="P7"/>
      <text:p text:style-name="P7">Username: admin</text:p>
      <text:p text:style-name="P7">Password: admin</text:p>
      <text:h text:style-name="P1" text:outline-level="1"><text:span text:style-name="Strong_20_Emphasis">Parar e remover o container quando quiser</text:span></text:h>
      <text:p text:style-name="Preformatted_20_Text">docker compose down</text:p>
      <text:p text:style-name="Preformatted_20_Text"/>
      <text:p text:style-name="Preformatted_20_Text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3T15:43:27.844000000</meta:creation-date>
    <dc:date>2025-06-13T15:49:54.319000000</dc:date>
    <meta:editing-duration>PT6M27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66" meta:word-count="206" meta:character-count="1935" meta:non-whitespace-character-count="1607"/>
  </office:meta>
</office:document-meta>
</file>